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ff1" officeooo:paragraph-rsid="00150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lude&gt; :load Students</text:p>
      <text:p text:style-name="P1">[1 of 1] Compiling Main <text:s text:c="12"/>( Students.hs, interpreted )</text:p>
      <text:p text:style-name="P1">Ok, modules loaded: Main.</text:p>
      <text:p text:style-name="P1">*Main&gt; summary students</text:p>
      <text:p text:style-name="P1">[("Joe Dana",3.5),("Roger Rabbit",2.0),("Fred Flintstone",3.0),("Eddie Haskell",4.0),("Waldo",2.5)]</text:p>
      <text:p text:style-name="P1">*Main&gt;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0:19:20.890505716</meta:creation-date>
    <dc:date>2014-09-29T10:20:10.208590613</dc:date>
    <meta:editing-duration>P0D</meta:editing-duration>
    <meta:editing-cycles>1</meta:editing-cycles>
    <meta:document-statistic meta:table-count="0" meta:image-count="0" meta:object-count="0" meta:page-count="1" meta:paragraph-count="6" meta:word-count="25" meta:character-count="247" meta:non-whitespace-character-count="209"/>
    <meta:generator>LibreOffice/4.2.6.3$Linux_X86_64 LibreOffice_project/420m0$Build-3</meta:generator>
  </office:meta>
</office:document-meta>
</file>